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ta109" style:family="table" style:master-page-name="PageStyle_5f_Evaluation Warning (10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4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5" style:family="table-cell" style:parent-style-name="Default" style:data-style-name="N-1"/>
    <style:style style:name="ce746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47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748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745" office:value-type="string">
            <text:p>Robotics Club</text:p>
          </table:table-cell>
          <table:table-cell table:number-columns-repeated="255" table:style-name="ce745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5" table:style-name="ce747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5" table:style-name="ce747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5" table:style-name="ce747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5" table:style-name="ce747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5" table:style-name="ce747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4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1"/>
        <table:table-row table:style-name="ro2">
          <table:table-cell table:style-name="ce74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